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5.592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35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14" office:value-type="string" calcext:value-type="string">
            <text:p>French Name</text:p>
          </table:table-cell>
          <table:table-cell table:style-name="ce16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4" calcext:value-type="float">
            <text:p>45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4" calcext:value-type="float">
            <text:p>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419" calcext:value-type="float">
            <text:p>4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600" calcext:value-type="float">
            <text:p>6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271" calcext:value-type="float">
            <text:p>8271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7978" calcext:value-type="float">
            <text:p>79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07" calcext:value-type="float">
            <text:p>2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9 12:05:25</text:p>
          </table:table-cell>
          <table:table-cell office:value-type="float" office:value="10836" calcext:value-type="float">
            <text:p>10836</text:p>
          </table:table-cell>
          <table:table-cell office:value-type="float" office:value="431" calcext:value-type="float">
            <text:p>431</text:p>
          </table:table-cell>
          <table:table-cell office:value-type="float" office:value="1359" calcext:value-type="float">
            <text:p>1359</text:p>
          </table:table-cell>
          <table:table-cell table:formula="of:=[.E17]-[.F17]-[.G17]" office:value-type="float" office:value="9046" calcext:value-type="float">
            <text:p>90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04" calcext:value-type="float">
            <text:p>3904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3787" calcext:value-type="float">
            <text:p>37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5" calcext:value-type="float">
            <text:p>16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491" calcext:value-type="float">
            <text:p>4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8 23:11:0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44" calcext:value-type="float">
            <text:p>11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2498" calcext:value-type="float">
            <text:p>24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8 23:10: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6:15:51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55" calcext:value-type="float">
            <text:p>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33:3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3:23</text:p>
          </table:table-cell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35:54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2:50:45</text:p>
          </table:table-cell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45" calcext:value-type="float">
            <text:p>4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1:26:49</text:p>
          </table:table-cell>
          <table:table-cell office:value-type="float" office:value="67801" calcext:value-type="float">
            <text:p>67801</text:p>
          </table:table-cell>
          <table:table-cell office:value-type="float" office:value="3177" calcext:value-type="float">
            <text:p>3177</text:p>
          </table:table-cell>
          <table:table-cell office:value-type="float" office:value="62098" calcext:value-type="float">
            <text:p>62098</text:p>
          </table:table-cell>
          <table:table-cell office:value-type="float" office:value="2526" calcext:value-type="float">
            <text:p>25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19:2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9:0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0:42:1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3:46:1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15:17: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7:48:4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7:0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8:36: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23:16:5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8 02:01:16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01" calcext:value-type="float">
            <text:p>22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7575" calcext:value-type="float">
            <text:p>37575</text:p>
          </table:table-cell>
          <table:table-cell office:value-type="float" office:value="2314" calcext:value-type="float">
            <text:p>2314</text:p>
          </table:table-cell>
          <table:table-cell office:value-type="float" office:value="5700" calcext:value-type="float">
            <text:p>5700</text:p>
          </table:table-cell>
          <table:table-cell office:value-type="float" office:value="29561" calcext:value-type="float">
            <text:p>295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62" calcext:value-type="float">
            <text:p>9762</text:p>
          </table:table-cell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float" office:value="9120" calcext:value-type="float">
            <text:p>91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089" calcext:value-type="float">
            <text:p>17089</text:p>
          </table:table-cell>
          <table:table-cell office:value-type="float" office:value="1019" calcext:value-type="float">
            <text:p>1019</text:p>
          </table:table-cell>
          <table:table-cell office:value-type="float" office:value="135" calcext:value-type="float">
            <text:p>135</text:p>
          </table:table-cell>
          <table:table-cell office:value-type="float" office:value="15935" calcext:value-type="float">
            <text:p>159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842" calcext:value-type="float">
            <text:p>18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2" calcext:value-type="float">
            <text:p>59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09" calcext:value-type="float">
            <text:p>26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9" calcext:value-type="float">
            <text:p>7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23" calcext:value-type="float">
            <text:p>18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772" calcext:value-type="float">
            <text:p>17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4" calcext:value-type="float">
            <text:p>6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67" calcext:value-type="float">
            <text:p>11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48" calcext:value-type="float">
            <text:p>114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7695" calcext:value-type="float">
            <text:p>57695</text:p>
          </table:table-cell>
          <table:table-cell office:value-type="float" office:value="433" calcext:value-type="float">
            <text:p>433</text:p>
          </table:table-cell>
          <table:table-cell office:value-type="float" office:value="8481" calcext:value-type="float">
            <text:p>8481</text:p>
          </table:table-cell>
          <table:table-cell office:value-type="float" office:value="48781" calcext:value-type="float">
            <text:p>48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61" calcext:value-type="float">
            <text:p>106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977" calcext:value-type="float">
            <text:p>9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47" calcext:value-type="float">
            <text:p>8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7" calcext:value-type="float">
            <text:p>98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879" calcext:value-type="float">
            <text:p>8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94" calcext:value-type="float">
            <text:p>9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333" calcext:value-type="float">
            <text:p>3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5" calcext:value-type="float">
            <text:p>241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374" calcext:value-type="float">
            <text:p>2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408" calcext:value-type="float">
            <text:p>35408</text:p>
          </table:table-cell>
          <table:table-cell office:value-type="float" office:value="2517" calcext:value-type="float">
            <text:p>2517</text:p>
          </table:table-cell>
          <table:table-cell office:value-type="float" office:value="11679" calcext:value-type="float">
            <text:p>11679</text:p>
          </table:table-cell>
          <table:table-cell office:value-type="float" office:value="21212" calcext:value-type="float">
            <text:p>212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619" calcext:value-type="float">
            <text:p>3619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518" calcext:value-type="float">
            <text:p>35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2472" calcext:value-type="float">
            <text:p>92472</text:p>
          </table:table-cell>
          <table:table-cell office:value-type="float" office:value="10023" calcext:value-type="float">
            <text:p>10023</text:p>
          </table:table-cell>
          <table:table-cell office:value-type="float" office:value="12384" calcext:value-type="float">
            <text:p>12384</text:p>
          </table:table-cell>
          <table:table-cell office:value-type="float" office:value="70065" calcext:value-type="float">
            <text:p>700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1237" calcext:value-type="float">
            <text:p>12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12" calcext:value-type="float">
            <text:p>4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4" calcext:value-type="float">
            <text:p>37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31" calcext:value-type="float">
            <text:p>183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773" calcext:value-type="float">
            <text:p>17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20" calcext:value-type="float">
            <text:p>2320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1973" calcext:value-type="float">
            <text:p>197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 table:style-name="ce5"/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015" calcext:value-type="float">
            <text:p>40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985" calcext:value-type="float">
            <text:p>39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95" calcext:value-type="float">
            <text:p>149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54" calcext:value-type="float">
            <text:p>145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75" calcext:value-type="float">
            <text:p>107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972" calcext:value-type="float">
            <text:p>9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13" calcext:value-type="float">
            <text:p>161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170" calcext:value-type="float">
            <text:p>517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027" calcext:value-type="float">
            <text:p>50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478" calcext:value-type="float">
            <text:p>9478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4523" calcext:value-type="float">
            <text:p>45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52" calcext:value-type="float">
            <text:p>145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276" calcext:value-type="float">
            <text:p>12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1" calcext:value-type="float">
            <text:p>12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62" calcext:value-type="float">
            <text:p>1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602" calcext:value-type="float">
            <text:p>6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3235" calcext:value-type="float">
            <text:p>73235</text:p>
          </table:table-cell>
          <table:table-cell office:value-type="float" office:value="5982" calcext:value-type="float">
            <text:p>5982</text:p>
          </table:table-cell>
          <table:table-cell office:value-type="float" office:value="12285" calcext:value-type="float">
            <text:p>12285</text:p>
          </table:table-cell>
          <table:table-cell office:value-type="float" office:value="54968" calcext:value-type="float">
            <text:p>549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447" calcext:value-type="float">
            <text:p>344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3326" calcext:value-type="float">
            <text:p>33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076" calcext:value-type="float">
            <text:p>14076</text:p>
          </table:table-cell>
          <table:table-cell office:value-type="float" office:value="264" calcext:value-type="float">
            <text:p>264</text:p>
          </table:table-cell>
          <table:table-cell office:value-type="float" office:value="1530" calcext:value-type="float">
            <text:p>1530</text:p>
          </table:table-cell>
          <table:table-cell office:value-type="float" office:value="12282" calcext:value-type="float">
            <text:p>12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06:58:13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142" calcext:value-type="float">
            <text:p>1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402" calcext:value-type="float">
            <text:p>74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224" calcext:value-type="float">
            <text:p>72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14" calcext:value-type="float">
            <text:p>4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Etats-Unis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6</text:p>
          </table:table-cell>
          <table:table-cell office:value-type="float" office:value="121478" calcext:value-type="float">
            <text:p>121478</text:p>
          </table:table-cell>
          <table:table-cell office:value-type="float" office:value="2026" calcext:value-type="float">
            <text:p>2026</text:p>
          </table:table-cell>
          <table:table-cell office:value-type="float" office:value="1072" calcext:value-type="float">
            <text:p>1072</text:p>
          </table:table-cell>
          <table:table-cell table:formula="of:=[.E249]-[.F249]-[.G249]" office:value-type="float" office:value="118380" calcext:value-type="float">
            <text:p>1183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8 23:05: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51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8 23:05:25</text:p>
          </table:table-cell>
          <table:table-cell table:style-name="ce3" table:formula="of:=SUMIF([.$A$2:.$A$298]; &quot;C-Australia&quot;;[.E$2:.E$298])" office:value-type="float" office:value="3640" calcext:value-type="float">
            <text:p>3640</text:p>
          </table:table-cell>
          <table:table-cell table:style-name="ce3" table:formula="of:=SUMIF([.$A$2:.$A$298]; &quot;C-Australia&quot;;[.F$2:.F$298])" office:value-type="float" office:value="14" calcext:value-type="float">
            <text:p>14</text:p>
          </table:table-cell>
          <table:table-cell table:style-name="ce3" table:formula="of:=SUMIF([.$A$2:.$A$298]; &quot;C-Australia&quot;;[.G$2:.G$298])" office:value-type="float" office:value="244" calcext:value-type="float">
            <text:p>244</text:p>
          </table:table-cell>
          <table:table-cell table:style-name="ce3" table:formula="of:=[.E332]-[.F332]-[.G332]" office:value-type="float" office:value="3382" calcext:value-type="float">
            <text:p>3382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8 23:05:26</text:p>
          </table:table-cell>
          <table:table-cell table:style-name="ce3" table:formula="of:=SUMIF([.$A$2:.$A$297]; &quot;C-Canada&quot;;[.E$2:.E$297])" office:value-type="float" office:value="5576" calcext:value-type="float">
            <text:p>5576</text:p>
          </table:table-cell>
          <table:table-cell table:style-name="ce3" table:formula="of:=SUMIF([.$A$2:.$A$297]; &quot;C-Canada&quot;;[.F$2:.F$297])" office:value-type="float" office:value="61" calcext:value-type="float">
            <text:p>61</text:p>
          </table:table-cell>
          <table:table-cell table:style-name="ce3" table:formula="of:=SUMIF([.$A$2:.$A$297]; &quot;C-Canada&quot;;[.G$2:.G$297])" office:value-type="float" office:value="466" calcext:value-type="float">
            <text:p>466</text:p>
          </table:table-cell>
          <table:table-cell table:style-name="ce3" table:formula="of:=[.E333]-[.F333]-[.G333]" office:value-type="float" office:value="5049" calcext:value-type="float">
            <text:p>504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8 23:05:27</text:p>
          </table:table-cell>
          <table:table-cell table:style-name="ce3" table:formula="of:=SUMIF([.$A$2:.$A$297]; &quot;C-China&quot;;[.E$2:.E$297])" office:value-type="float" office:value="81999" calcext:value-type="float">
            <text:p>81999</text:p>
          </table:table-cell>
          <table:table-cell table:style-name="ce3" table:formula="of:=SUMIF([.$A$2:.$A$297]; &quot;C-China&quot;;[.F$2:.F$297])" office:value-type="float" office:value="3299" calcext:value-type="float">
            <text:p>3299</text:p>
          </table:table-cell>
          <table:table-cell table:style-name="ce3" table:formula="of:=SUMIF([.$A$2:.$A$297]; &quot;C-China&quot;;[.G$2:.G$297])" office:value-type="float" office:value="75100" calcext:value-type="float">
            <text:p>75100</text:p>
          </table:table-cell>
          <table:table-cell table:style-name="ce3" table:formula="of:=[.E334]-[.F334]-[.G334]" office:value-type="float" office:value="3600" calcext:value-type="float">
            <text:p>36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28</text:p>
          </table:table-cell>
          <table:table-cell table:style-name="ce3" table:formula="of:=SUMIF([.$A$2:.$A$297]; &quot;C-Denmark&quot;;[.E$2:.E$297])" office:value-type="float" office:value="2366" calcext:value-type="float">
            <text:p>2366</text:p>
          </table:table-cell>
          <table:table-cell table:style-name="ce3" table:formula="of:=SUMIF([.$A$2:.$A$297]; &quot;C-Denmark&quot;;[.F$2:.F$297])" office:value-type="float" office:value="65" calcext:value-type="float">
            <text:p>65</text:p>
          </table:table-cell>
          <table:table-cell table:style-name="ce3" table:formula="of:=SUMIF([.$A$2:.$A$297]; &quot;C-Denmark&quot;;[.G$2:.G$297])" office:value-type="float" office:value="57" calcext:value-type="float">
            <text:p>57</text:p>
          </table:table-cell>
          <table:table-cell table:style-name="ce3" table:formula="of:=[.E335]-[.F335]-[.G335]" office:value-type="float" office:value="2244" calcext:value-type="float">
            <text:p>2244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29</text:p>
          </table:table-cell>
          <table:table-cell table:style-name="ce3" table:formula="of:=SUMIF([.$A$2:.$A$297]; &quot;C-France&quot;;[.E$2:.E$297])" office:value-type="float" office:value="38105" calcext:value-type="float">
            <text:p>38105</text:p>
          </table:table-cell>
          <table:table-cell table:style-name="ce3" table:formula="of:=SUMIF([.$A$2:.$A$297]; &quot;C-France&quot;;[.F$2:.F$297])" office:value-type="float" office:value="2317" calcext:value-type="float">
            <text:p>2317</text:p>
          </table:table-cell>
          <table:table-cell table:style-name="ce3" table:formula="of:=SUMIF([.$A$2:.$A$297]; &quot;C-France&quot;;[.G$2:.G$297])" office:value-type="float" office:value="5724" calcext:value-type="float">
            <text:p>5724</text:p>
          </table:table-cell>
          <table:table-cell table:style-name="ce3" table:formula="of:=[.E336]-[.F336]-[.G336]" office:value-type="float" office:value="30064" calcext:value-type="float">
            <text:p>300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30</text:p>
          </table:table-cell>
          <table:table-cell table:style-name="ce3" table:formula="of:=SUMIF([.$A$2:.$A$297]; &quot;C-Netherlands&quot;;[.E$2:.E$297])" office:value-type="float" office:value="9819" calcext:value-type="float">
            <text:p>9819</text:p>
          </table:table-cell>
          <table:table-cell table:style-name="ce3" table:formula="of:=SUMIF([.$A$2:.$A$297]; &quot;C-Netherlands&quot;;[.F$2:.F$297])" office:value-type="float" office:value="640" calcext:value-type="float">
            <text:p>640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9173" calcext:value-type="float">
            <text:p>917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8 23:05:31</text:p>
          </table:table-cell>
          <table:table-cell table:style-name="ce3" table:formula="of:=SUMIF([.$A$2:.$A$297]; &quot;C-United Kingdom&quot;;[.E$2:.E$297])" office:value-type="float" office:value="17312" calcext:value-type="float">
            <text:p>17312</text:p>
          </table:table-cell>
          <table:table-cell table:style-name="ce3" table:formula="of:=SUMIF([.$A$2:.$A$297]; &quot;C-United Kingdom&quot;;[.F$2:.F$297])" office:value-type="float" office:value="1021" calcext:value-type="float">
            <text:p>1021</text:p>
          </table:table-cell>
          <table:table-cell table:style-name="ce3" table:formula="of:=SUMIF([.$A$2:.$A$297]; &quot;C-United Kingdom&quot;;[.G$2:.G$297])" office:value-type="float" office:value="151" calcext:value-type="float">
            <text:p>151</text:p>
          </table:table-cell>
          <table:table-cell table:style-name="ce3" table:formula="of:=[.E338]-[.F338]-[.G338]" office:value-type="float" office:value="16140" calcext:value-type="float">
            <text:p>1614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2</text:p>
          </table:table-cell>
          <table:table-cell table:style-name="ce10" office:value-type="float" office:value="659" calcext:value-type="float">
            <text:p>65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E339]-[.F339]-[.G339]" office:value-type="float" office:value="634" calcext:value-type="float">
            <text:p>634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340]-[.F340]-[.G340]"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8 23:05:34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E341]-[.F341]-[.G341]" office:value-type="float" office:value="234" calcext:value-type="float">
            <text:p>234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0"/>
        <table:table-column table:style-name="co9" table:number-columns-repeated="4" table:default-cell-style-name="ce30"/>
        <table:table-column table:style-name="co9" table:default-cell-style-name="Default"/>
        <table:table-row table:style-name="ro1">
          <table:table-cell table:style-name="ce14" office:value-type="string" calcext:value-type="string">
            <text:p>French Name</text:p>
          </table:table-cell>
          <table:table-cell table:style-name="ce14" office:value-type="string" calcext:value-type="string">
            <text:p>Confirmed</text:p>
          </table:table-cell>
          <table:table-cell table:style-name="ce14" office:value-type="string" calcext:value-type="string">
            <text:p>Deaths</text:p>
          </table:table-cell>
          <table:table-cell table:style-name="ce14" office:value-type="string" calcext:value-type="string">
            <text:p>Recovered</text:p>
          </table:table-cell>
          <table:table-cell table:style-name="ce14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all_data.$C$2:.$C$331];&quot;Europe&quot;;[$all_data.F$2:$all_data.F$302])" office:value-type="float" office:value="21853" calcext:value-type="float">
            <text:p>21853</text:p>
          </table:table-cell>
          <table:table-cell table:formula="of:=SUMIF([all_data.$C$2:.$C$331];&quot;Europe&quot;;[$all_data.G$2:$all_data.G$302])" office:value-type="float" office:value="42942" calcext:value-type="float">
            <text:p>42942</text:p>
          </table:table-cell>
          <table:table-cell table:formula="of:=SUMIF([all_data.$C$2:.$C$331];&quot;Europe&quot;;[$all_data.H$2:$all_data.H$302])" office:value-type="float" office:value="299179" calcext:value-type="float">
            <text:p>299179</text:p>
          </table:table-cell>
          <table:table-cell table:style-name="ce14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10439" calcext:value-type="float">
            <text:p>10439</text:p>
          </table:table-cell>
          <table:table-cell table:formula="of:=SUMIF([$all_data.$C$2:$all_data.$C$331];&quot;Amérique du Sud&quot;;[$all_data.F$2:$all_data.F$302])" office:value-type="float" office:value="213" calcext:value-type="float">
            <text:p>213</text:p>
          </table:table-cell>
          <table:table-cell table:formula="of:=SUMIF([$all_data.$C$2:$all_data.$C$331];&quot;Amérique du Sud&quot;;[$all_data.G$2:$all_data.G$302])" office:value-type="float" office:value="211" calcext:value-type="float">
            <text:p>211</text:p>
          </table:table-cell>
          <table:table-cell table:formula="of:=SUMIF([$all_data.$C$2:$all_data.$C$331];&quot;Amérique du Sud&quot;;[$all_data.H$2:$all_data.H$302])" office:value-type="float" office:value="10015" calcext:value-type="float">
            <text:p>1001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4217" calcext:value-type="float">
            <text:p>4217</text:p>
          </table:table-cell>
          <table:table-cell table:formula="of:=SUMIF([all_data.$C$2:.$C$302];&quot;Afrique&quot;;[all_data.F$2:.F$302])" office:value-type="float" office:value="134" calcext:value-type="float">
            <text:p>134</text:p>
          </table:table-cell>
          <table:table-cell table:formula="of:=SUMIF([all_data.$C$2:.$C$302];&quot;Afrique&quot;;[all_data.G$2:.G$302])" office:value-type="float" office:value="253" calcext:value-type="float">
            <text:p>253</text:p>
          </table:table-cell>
          <table:table-cell table:formula="of:=SUMIF([all_data.$C$2:.$C$302];&quot;Afrique&quot;;[all_data.H$2:.H$302])" office:value-type="float" office:value="3830" calcext:value-type="float">
            <text:p>383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4092" calcext:value-type="float">
            <text:p>4092</text:p>
          </table:table-cell>
          <table:table-cell table:formula="of:=SUMIF([$all_data.$C$2:$all_data.$C$331];&quot;Océanie&quot;;[$all_data.F$2:$all_data.F$302])" office:value-type="float" office:value="14" calcext:value-type="float">
            <text:p>14</text:p>
          </table:table-cell>
          <table:table-cell table:formula="of:=SUMIF([$all_data.$C$2:$all_data.$C$331];&quot;Océanie&quot;;[$all_data.G$2:$all_data.G$302])" office:value-type="float" office:value="294" calcext:value-type="float">
            <text:p>294</text:p>
          </table:table-cell>
          <table:table-cell table:formula="of:=SUMIF([$all_data.$C$2:$all_data.$C$331];&quot;Océanie&quot;;[$all_data.H$2:$all_data.H$302])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962" calcext:value-type="float">
            <text:p>1962</text:p>
          </table:table-cell>
          <table:table-cell table:formula="of:=SUMIF([$all_data.$C$2:$all_data.$C$331];&quot;Amérique Centrale&quot;;[$all_data.F$2:$all_data.F$302])" office:value-type="float" office:value="52" calcext:value-type="float">
            <text:p>52</text:p>
          </table:table-cell>
          <table:table-cell table:formula="of:=SUMIF([$all_data.$C$2:$all_data.$C$331];&quot;Amérique Centrale&quot;;[$all_data.G$2:$all_data.G$302])" office:value-type="float" office:value="28" calcext:value-type="float">
            <text:p>28</text:p>
          </table:table-cell>
          <table:table-cell table:formula="of:=SUMIF([$all_data.$C$2:$all_data.$C$331];&quot;Amérique Centrale&quot;;[$all_data.H$2:$all_data.H$302])" office:value-type="float" office:value="1882" calcext:value-type="float">
            <text:p>1882</text:p>
          </table:table-cell>
          <table:table-cell/>
        </table:table-row>
      </table:table>
      <table:table table:name="major_continent" table:style-name="ta1">
        <table:table-column table:style-name="co11" table:default-cell-style-name="ce30"/>
        <table:table-column table:style-name="co9" table:number-columns-repeated="4" table:default-cell-style-name="ce30"/>
        <table:table-row table:style-name="ro1">
          <table:table-cell table:style-name="ce14" office:value-type="string" calcext:value-type="string">
            <text:p>French Name</text:p>
          </table:table-cell>
          <table:table-cell table:style-name="ce14" office:value-type="string" calcext:value-type="string">
            <text:p>Confirmed</text:p>
          </table:table-cell>
          <table:table-cell table:style-name="ce14" office:value-type="string" calcext:value-type="string">
            <text:p>Deaths</text:p>
          </table:table-cell>
          <table:table-cell table:style-name="ce14" office:value-type="string" calcext:value-type="string">
            <text:p>Recovered</text:p>
          </table:table-cell>
          <table:table-cell table:style-name="ce14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63974" calcext:value-type="float">
            <text:p>363974</text:p>
          </table:table-cell>
          <table:table-cell table:formula="of:=SUMIF([$all_data.$C$2:$all_data.$C$331];&quot;Europe&quot;;[$all_data.F$2:$all_data.F$302])" office:value-type="float" office:value="21853" calcext:value-type="float">
            <text:p>21853</text:p>
          </table:table-cell>
          <table:table-cell table:formula="of:=SUMIF([$all_data.$C$2:$all_data.$C$331];&quot;Europe&quot;;[$all_data.G$2:$all_data.G$302])" office:value-type="float" office:value="42942" calcext:value-type="float">
            <text:p>42942</text:p>
          </table:table-cell>
          <table:table-cell table:formula="of:=SUMIF([$all_data.$C$2:$all_data.$C$331];&quot;Europe&quot;;[$all_data.H$2:$all_data.H$302])" office:value-type="float" office:value="299179" calcext:value-type="float">
            <text:p>29917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27771" calcext:value-type="float">
            <text:p>127771</text:p>
          </table:table-cell>
          <table:table-cell table:formula="of:=SUMIF([$all_data.$C$2:$all_data.$C$331];&quot;Amérique du Nord&quot;;[$all_data.F$2:$all_data.F$302])" office:value-type="float" office:value="2099" calcext:value-type="float">
            <text:p>2099</text:p>
          </table:table-cell>
          <table:table-cell table:formula="of:=SUMIF([$all_data.$C$2:$all_data.$C$331];&quot;Amérique du Nord&quot;;[$all_data.G$2:$all_data.G$302])" office:value-type="float" office:value="1542" calcext:value-type="float">
            <text:p>1542</text:p>
          </table:table-cell>
          <table:table-cell table:formula="of:=SUMIF([$all_data.$C$2:$all_data.$C$331];&quot;Amérique du Nord&quot;;[$all_data.H$2:$all_data.H$302])" office:value-type="float" office:value="119081" calcext:value-type="float">
            <text:p>119081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6297" calcext:value-type="float">
            <text:p>106297</text:p>
          </table:table-cell>
          <table:table-cell table:formula="of:=SUMIF([$all_data.$C$2:$all_data.$C$331];&quot;Asie&quot;;[$all_data.F$2:$all_data.F$302])" office:value-type="float" office:value="3767" calcext:value-type="float">
            <text:p>3767</text:p>
          </table:table-cell>
          <table:table-cell table:formula="of:=SUMIF([$all_data.$C$2:$all_data.$C$331];&quot;Asie&quot;;[$all_data.G$2:$all_data.G$302])" office:value-type="float" office:value="81658" calcext:value-type="float">
            <text:p>81658</text:p>
          </table:table-cell>
          <table:table-cell table:formula="of:=SUMIF([$all_data.$C$2:$all_data.$C$331];&quot;Asie&quot;;[$all_data.H$2:$all_data.H$302])" office:value-type="float" office:value="20872" calcext:value-type="float">
            <text:p>2087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42942" calcext:value-type="float">
            <text:p>42942</text:p>
          </table:table-cell>
          <table:table-cell table:formula="of:=SUMIF([$all_data.$C$2:$all_data.$C$331];&quot;Moyen-Orient&quot;;[$all_data.F$2:$all_data.F$302])" office:value-type="float" office:value="2588" calcext:value-type="float">
            <text:p>2588</text:p>
          </table:table-cell>
          <table:table-cell table:formula="of:=SUMIF([$all_data.$C$2:$all_data.$C$331];&quot;Moyen-Orient&quot;;[$all_data.G$2:$all_data.G$302])" office:value-type="float" office:value="12186" calcext:value-type="float">
            <text:p>12186</text:p>
          </table:table-cell>
          <table:table-cell table:formula="of:=SUMIF([$all_data.$C$2:$all_data.$C$331];&quot;Moyen-Orient&quot;;[$all_data.H$2:$all_data.H$302])" office:value-type="float" office:value="28168" calcext:value-type="float">
            <text:p>28168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8748" calcext:value-type="float">
            <text:p>18748</text:p>
          </table:table-cell>
          <table:table-cell table:formula="of:=SUM([$continent.C$6:$continent.C$8])" office:value-type="float" office:value="361" calcext:value-type="float">
            <text:p>361</text:p>
          </table:table-cell>
          <table:table-cell table:formula="of:=SUM([$continent.D$6:$continent.D$8])" office:value-type="float" office:value="758" calcext:value-type="float">
            <text:p>758</text:p>
          </table:table-cell>
          <table:table-cell table:formula="of:=SUM([$continent.E$6:$continent.E$8])" office:value-type="float" office:value="17629" calcext:value-type="float">
            <text:p>17629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4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-00-00</text:date>, <text:time style:data-style-name="N2" text:time-value="15:17:33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9T15:18:03.255000000</dc:date>
    <meta:editing-duration>PT5H22M10S</meta:editing-duration>
    <meta:editing-cycles>35</meta:editing-cycles>
    <meta:generator>LibreOffice/6.4.2.2$Windows_X86_64 LibreOffice_project/4e471d8c02c9c90f512f7f9ead8875b57fcb1ec3</meta:generator>
    <meta:document-statistic meta:table-count="3" meta:cell-count="2102" meta:object-count="0"/>
  </office:meta>
</office:document-meta>
</file>